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0.087cm" fo:min-width="0cm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justify" draw:textarea-vertical-align="middle" draw:auto-grow-height="false" fo:min-height="0.196cm" fo:min-width="0.17cm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196cm" fo:min-width="0.171cm"/>
    </style:style>
    <style:style style:name="gr7" style:family="graphic" style:parent-style-name="standard">
      <style:graphic-properties draw:textarea-horizontal-align="justify" draw:textarea-vertical-align="middle" draw:auto-grow-height="false" fo:min-height="0.197cm" fo:min-width="0.17cm"/>
    </style:style>
    <style:style style:name="gr8" style:family="graphic" style:parent-style-name="standard">
      <style:graphic-properties draw:textarea-horizontal-align="justify" draw:textarea-vertical-align="middle" draw:auto-grow-height="false" fo:min-height="0.198cm" fo:min-width="0.171cm"/>
    </style:style>
    <style:style style:name="gr9" style:family="graphic" style:parent-style-name="standard">
      <style:graphic-properties draw:stroke="none" svg:stroke-color="#000000" draw:fill="none" draw:fill-color="#ffffff" fo:min-height="1.0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72cm"/>
      <style:paragraph-properties style:writing-mode="lr-tb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0.701cm" fo:min-width="2.707cm"/>
    </style:style>
    <style:style style:name="gr13" style:family="graphic" style:parent-style-name="standard">
      <style:graphic-properties svg:stroke-color="#3465a4" draw:textarea-horizontal-align="justify" draw:textarea-vertical-align="middle" draw:auto-grow-height="false" fo:min-height="0.086cm" fo:min-width="0cm"/>
    </style:style>
    <style:style style:name="gr14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72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57cm" fo:min-width="1.106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3cm" svg:y1="17.3cm" svg:x2="3.406cm" svg:y2="0.637cm">
          <text:p/>
        </draw:line>
        <draw:line draw:style-name="gr1" draw:text-style-name="P1" draw:layer="layout" svg:x1="8.188cm" svg:y1="5.387cm" svg:x2="8.188cm" svg:y2="14.887cm">
          <text:p/>
        </draw:line>
        <draw:line draw:style-name="gr1" draw:text-style-name="P1" draw:layer="layout" svg:x1="11.75cm" svg:y1="0.637cm" svg:x2="3.556cm" svg:y2="0.637cm">
          <text:p/>
        </draw:line>
        <draw:custom-shape draw:style-name="gr2" draw:text-style-name="P2" draw:layer="measurelines" svg:width="0.475cm" svg:height="0.475cm" svg:x="3.2cm" svg:y="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475cm" svg:height="0.475cm" svg:x="3.1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75cm" svg:y1="0.637cm" svg:x2="11.75cm" svg:y2="3.012cm">
          <text:p/>
        </draw:line>
        <draw:line draw:style-name="gr3" draw:text-style-name="P3" draw:layer="layout" svg:x1="11.75cm" svg:y1="3.012cm" svg:x2="9.375cm" svg:y2="5.387cm">
          <text:p/>
        </draw:line>
        <draw:line draw:style-name="gr3" draw:text-style-name="P3" draw:layer="layout" svg:x1="14.125cm" svg:y1="5.387cm" svg:x2="11.75cm" svg:y2="7.762cm">
          <text:p/>
        </draw:line>
        <draw:line draw:style-name="gr3" draw:text-style-name="P3" draw:layer="layout" svg:x1="11.75cm" svg:y1="3.012cm" svg:x2="14.125cm" svg:y2="5.387cm">
          <text:p/>
        </draw:line>
        <draw:line draw:style-name="gr3" draw:text-style-name="P3" draw:layer="layout" svg:x1="9.375cm" svg:y1="5.387cm" svg:x2="11.75cm" svg:y2="7.762cm">
          <text:p/>
        </draw:line>
        <draw:g>
          <draw:custom-shape draw:style-name="gr4" draw:text-style-name="P4" draw:layer="layout" svg:width="1.341cm" svg:height="1.339cm" draw:transform="skewX (-0.000698131700797748) rotate (0.785398163397448) translate (9.731cm 4.08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5" draw:layer="layout" svg:x1="10.683cm" svg:y1="3.098cm" svg:x2="11.713cm" svg:y2="4.128cm">
            <text:p/>
          </draw:line>
        </draw:g>
        <draw:g>
          <draw:custom-shape draw:style-name="gr6" draw:text-style-name="P4" draw:layer="layout" svg:width="1.341cm" svg:height="1.339cm" draw:transform="skewX (-0.000698131700797748) rotate (0.785398163397448) translate (12.105cm 6.4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5" draw:layer="layout" svg:x1="13.058cm" svg:y1="5.506cm" svg:x2="14.088cm" svg:y2="6.536cm">
            <text:p/>
          </draw:line>
        </draw:g>
        <draw:g>
          <draw:custom-shape draw:style-name="gr7" draw:text-style-name="P4" draw:layer="layout" svg:width="1.339cm" svg:height="1.34cm" draw:transform="skewX (-0.000698131700797798) rotate (2.35619449019234) translate (12.933cm 5.14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5" draw:layer="layout" svg:x1="13.923cm" svg:y1="4.195cm" svg:x2="12.893cm" svg:y2="5.225cm">
            <text:p/>
          </draw:line>
        </draw:g>
        <draw:g>
          <draw:custom-shape draw:style-name="gr8" draw:text-style-name="P4" draw:layer="layout" svg:width="1.341cm" svg:height="1.343cm" draw:transform="skewX (0.00157079632679495) rotate (2.35619449019234) translate (10.522cm 7.44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5" draw:layer="layout" svg:x1="11.513cm" svg:y1="6.495cm" svg:x2="10.483cm" svg:y2="7.525cm">
            <text:p/>
          </draw:line>
        </draw:g>
        <draw:frame draw:style-name="gr9" draw:text-style-name="P6" draw:layer="layout" svg:width="1.424cm" svg:height="1.323cm" svg:x="8.782cm" svg:y="2.776cm">
          <draw:text-box>
            <text:p>D<text:span text:style-name="T1">2</text:span></text:p>
          </draw:text-box>
        </draw:frame>
        <draw:frame draw:style-name="gr10" draw:text-style-name="P6" draw:layer="layout" svg:width="1.425cm" svg:height="1.324cm" svg:x="8.663cm" svg:y="6.677cm">
          <draw:text-box>
            <text:p>D<text:span text:style-name="T1">4</text:span></text:p>
          </draw:text-box>
        </draw:frame>
        <draw:frame draw:style-name="gr9" draw:text-style-name="P6" draw:layer="layout" svg:width="1.425cm" svg:height="1.323cm" svg:x="13.294cm" svg:y="6.812cm">
          <draw:text-box>
            <text:p>D<text:span text:style-name="T1">3</text:span></text:p>
          </draw:text-box>
        </draw:frame>
        <draw:frame draw:style-name="gr11" draw:text-style-name="P6" draw:layer="layout" svg:width="1.426cm" svg:height="1.322cm" svg:x="13.056cm" svg:y="2.419cm">
          <draw:text-box>
            <text:p>D<text:span text:style-name="T1">1</text:span></text:p>
          </draw:text-box>
        </draw:frame>
        <draw:line draw:style-name="gr1" draw:text-style-name="P1" draw:layer="layout" svg:x1="11.75cm" svg:y1="7.762cm" svg:x2="11.75cm" svg:y2="17.262cm">
          <text:p/>
        </draw:line>
        <draw:line draw:style-name="gr1" draw:text-style-name="P1" draw:layer="layout" svg:x1="11.75cm" svg:y1="17.263cm" svg:x2="3.556cm" svg:y2="17.263cm">
          <text:p/>
        </draw:line>
        <draw:line draw:style-name="gr3" draw:text-style-name="P3" draw:layer="layout" svg:x1="9.376cm" svg:y1="5.387cm" svg:x2="8.188cm" svg:y2="5.387cm">
          <text:p/>
        </draw:line>
        <draw:line draw:style-name="gr1" draw:text-style-name="P1" draw:layer="layout" svg:x1="26cm" svg:y1="5.387cm" svg:x2="14.125cm" svg:y2="5.387cm">
          <text:p/>
        </draw:line>
        <draw:line draw:style-name="gr1" draw:text-style-name="P1" draw:layer="layout" svg:x1="25.882cm" svg:y1="16.075cm" svg:x2="12.582cm" svg:y2="16.075cm">
          <text:p/>
        </draw:line>
        <draw:line draw:style-name="gr3" draw:text-style-name="P3" draw:layer="layout" svg:x1="8.188cm" svg:y1="14.888cm" svg:x2="11.751cm" svg:y2="14.888cm">
          <text:p/>
        </draw:line>
        <draw:path draw:style-name="gr3" draw:text-style-name="P3" draw:layer="layout" svg:width="1.068cm" svg:height="1.187cm" svg:x="11.513cm" svg:y="14.888cm" svg:viewBox="0 0 1069 1188" svg:d="M0 0c171 23 342-20 518 59 280 127 390 379 455 624 40 155 57 317 96 475v30">
          <text:p/>
        </draw:path>
        <draw:line draw:style-name="gr1" draw:text-style-name="P1" draw:layer="layout" svg:x1="22.438cm" svg:y1="5.387cm" svg:x2="22.438cm" svg:y2="16.075cm">
          <text:p/>
        </draw:line>
        <draw:custom-shape draw:style-name="gr12" draw:text-style-name="P2" draw:layer="layout" svg:width="3.207cm" svg:height="0.951cm" draw:transform="rotate (-1.5707963267949) translate (22.911cm 9.06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3" draw:text-style-name="P3" draw:layer="layout" svg:x1="17.688cm" svg:y1="5.387cm" svg:x2="17.688cm" svg:y2="8.831cm">
          <text:p/>
        </draw:line>
        <draw:g>
          <draw:line draw:style-name="gr5" draw:text-style-name="P5" draw:layer="layout" svg:x1="16.5cm" svg:y1="10.237cm" svg:x2="18.894cm" svg:y2="10.237cm">
            <text:p/>
          </draw:line>
          <draw:line draw:style-name="gr5" draw:text-style-name="P5" draw:layer="layout" svg:x1="16.5cm" svg:y1="10.237cm" svg:x2="18.894cm" svg:y2="10.237cm">
            <text:p/>
          </draw:line>
          <draw:line draw:style-name="gr5" draw:text-style-name="P5" draw:layer="layout" svg:x1="16.5cm" svg:y1="11.306cm" svg:x2="18.894cm" svg:y2="11.306cm">
            <text:p/>
          </draw:line>
          <draw:line draw:style-name="gr5" draw:text-style-name="P5" draw:layer="layout" svg:x1="17.681cm" svg:y1="12.75cm" svg:x2="17.7cm" svg:y2="11.298cm">
            <text:p/>
          </draw:line>
          <draw:line draw:style-name="gr5" draw:text-style-name="P5" draw:layer="layout" svg:x1="17.681cm" svg:y1="10.258cm" svg:x2="17.7cm" svg:y2="8.806cm">
            <text:p/>
          </draw:line>
        </draw:g>
        <draw:line draw:style-name="gr3" draw:text-style-name="P3" draw:layer="layout" svg:x1="17.688cm" svg:y1="12.75cm" svg:x2="17.688cm" svg:y2="16.075cm">
          <text:p/>
        </draw:line>
        <draw:custom-shape draw:style-name="gr13" draw:text-style-name="P2" draw:layer="layout" svg:width="0.474cm" svg:height="0.474cm" svg:x="25.764cm" svg:y="5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74cm" svg:height="0.475cm" svg:x="25.764cm" svg:y="15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9cm" svg:height="1.323cm" svg:x="22.914cm" svg:y="10.12cm">
          <draw:text-box>
            <text:p>R<text:span text:style-name="T1">1</text:span></text:p>
          </draw:text-box>
        </draw:frame>
        <draw:frame draw:style-name="gr9" draw:text-style-name="P6" draw:layer="layout" svg:width="1.901cm" svg:height="1.323cm" svg:x="18.875cm" svg:y="10.12cm">
          <draw:text-box>
            <text:p><text:span text:style-name="T2">C</text:span><text:span text:style-name="T1">1</text:span></text:p>
          </draw:text-box>
        </draw:frame>
        <draw:frame draw:style-name="gr14" draw:text-style-name="P6" draw:layer="layout" svg:width="1.6cm" svg:height="1.114cm" svg:x="26.2cm" svg:y="5.586cm">
          <draw:text-box>
            <text:p>+</text:p>
          </draw:text-box>
        </draw:frame>
        <draw:frame draw:style-name="gr14" draw:text-style-name="P6" draw:layer="layout" svg:width="1.6cm" svg:height="1.114cm" svg:x="26.2cm" svg:y="14.686cm">
          <draw:text-box>
            <text:p>-</text:p>
          </draw:text-box>
        </draw:frame>
        <draw:frame draw:style-name="gr15" draw:text-style-name="P6" draw:layer="layout" svg:width="3.2cm" svg:height="1.977cm" svg:x="25.4cm" svg:y="6.723cm">
          <draw:text-box>
            <text:p>V<text:span text:style-name="T1">envelope</text:span></text:p>
          </draw:text-box>
        </draw:frame>
        <draw:frame draw:style-name="gr14" draw:text-style-name="P6" draw:layer="layout" svg:width="1.6cm" svg:height="1.114cm" svg:x="4.7cm" svg:y="8.1cm">
          <draw:text-box>
            <text:p>V<text:span text:style-name="T1">s</text:span></text:p>
          </draw:text-box>
        </draw:frame>
        <draw:custom-shape draw:style-name="gr16" draw:text-style-name="P7" draw:layer="layout" svg:width="2.27cm" svg:height="2.271cm" svg:x="2.23cm" svg:y="7.4cm">
          <text:p text:style-name="P7">+</text:p>
          <text:p text:style-name="P7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5-08T20:42:25.482514210</dc:date>
    <meta:editing-duration>PT1H3M32S</meta:editing-duration>
    <meta:editing-cycles>10</meta:editing-cycles>
    <meta:generator>LibreOffice/6.4.6.2$Linux_X86_64 LibreOffice_project/40$Build-2</meta:generator>
    <meta:document-statistic meta:object-count="52"/>
  </office:meta>
</office:document-meta>
</file>